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color="#00a933" loext:opacity="100%"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color="#00a933" loext:opacity="100%"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2872d46" officeooo:paragraph-rsid="02872d46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2888ee7" officeooo:paragraph-rsid="02888ee7" style:font-size-asian="14pt" style:font-weight-asian="normal" style:font-size-complex="16pt" style:font-weight-complex="normal"/>
    </style:style>
    <style:style style:name="P44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ac977" style:font-size-asian="14pt" style:font-weight-asian="normal" style:font-size-complex="16pt" style:font-weight-complex="normal"/>
    </style:style>
    <style:style style:name="P45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bfab3" style:font-size-asian="14pt" style:font-weight-asian="normal" style:font-size-complex="16pt" style:font-weight-complex="normal"/>
    </style:style>
    <style:style style:name="P46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e0ecb" style:font-size-asian="14pt" style:font-weight-asian="normal" style:font-size-complex="16pt" style:font-weight-complex="normal"/>
    </style:style>
    <style:style style:name="P47" style:family="paragraph" style:parent-style-name="Standard" style:list-style-name="L5">
      <style:text-properties fo:color="#00a933" loext:opacity="100%" fo:font-size="16pt" style:text-underline-style="none" fo:font-weight="normal" officeooo:rsid="0299e8a1" officeooo:paragraph-rsid="0299e8a1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51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52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3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4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5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7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8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9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60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1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2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63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5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6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7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8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9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71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72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73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4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5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6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7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8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4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5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6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7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8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9" style:family="paragraph" style:parent-style-name="Standard">
      <style:text-properties officeooo:paragraph-rsid="00d2ea77"/>
    </style:style>
    <style:style style:name="P90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91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4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5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6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7" style:family="paragraph" style:parent-style-name="Standard" style:list-style-name="L11">
      <style:text-properties officeooo:paragraph-rsid="00d2ea77"/>
    </style:style>
    <style:style style:name="P98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9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103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4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5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6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7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8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9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4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5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6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7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8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9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23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4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5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6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7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8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9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4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5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6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7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8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9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40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43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4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5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6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7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8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9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53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4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5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6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7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8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9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0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63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4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5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6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7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8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9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70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1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73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4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5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6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7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9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80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81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82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5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6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8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9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90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92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93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4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5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6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7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8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9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202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3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6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7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10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13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7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7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8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9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30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1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2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5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6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7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8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9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40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41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42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43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4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5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5f190"/>
    </style:style>
    <style:style style:name="T3" style:family="text">
      <style:text-properties style:text-underline-style="none" officeooo:rsid="00551c0a"/>
    </style:style>
    <style:style style:name="T4" style:family="text">
      <style:text-properties officeooo:rsid="02277288"/>
    </style:style>
    <style:style style:name="T5" style:family="text">
      <style:text-properties officeooo:rsid="005eab1d"/>
    </style:style>
    <style:style style:name="T6" style:family="text">
      <style:text-properties officeooo:rsid="025fd3ba"/>
    </style:style>
    <style:style style:name="T7" style:family="text">
      <style:text-properties officeooo:rsid="025a7f43"/>
    </style:style>
    <style:style style:name="T8" style:family="text">
      <style:text-properties officeooo:rsid="025dd0dd"/>
    </style:style>
    <style:style style:name="T9" style:family="text">
      <style:text-properties style:text-underline-style="solid" style:text-underline-width="auto" style:text-underline-color="font-color" officeooo:rsid="0063b6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2646c62"/>
    </style:style>
    <style:style style:name="T12" style:family="text">
      <style:text-properties officeooo:rsid="0268fc82"/>
    </style:style>
    <style:style style:name="T13" style:family="text">
      <style:text-properties officeooo:rsid="026ad2ec"/>
    </style:style>
    <style:style style:name="T14" style:family="text">
      <style:text-properties officeooo:rsid="0268d7d9"/>
    </style:style>
    <style:style style:name="T15" style:family="text">
      <style:text-properties officeooo:rsid="026c3d38"/>
    </style:style>
    <style:style style:name="T16" style:family="text">
      <style:text-properties style:text-underline-style="solid" style:text-underline-width="auto" style:text-underline-color="font-color" officeooo:rsid="0079c660"/>
    </style:style>
    <style:style style:name="T17" style:family="text">
      <style:text-properties officeooo:rsid="028012a1"/>
    </style:style>
    <style:style style:name="T18" style:family="text">
      <style:text-properties officeooo:rsid="0284a2d3"/>
    </style:style>
    <style:style style:name="T19" style:family="text">
      <style:text-properties officeooo:rsid="02865c23"/>
    </style:style>
    <style:style style:name="T20" style:family="text">
      <style:text-properties officeooo:rsid="0286f14b"/>
    </style:style>
    <style:style style:name="T21" style:family="text">
      <style:text-properties officeooo:rsid="028beca9"/>
    </style:style>
    <style:style style:name="T22" style:family="text">
      <style:text-properties officeooo:rsid="028c3a17"/>
    </style:style>
    <style:style style:name="T23" style:family="text">
      <style:text-properties officeooo:rsid="028e0ecb"/>
    </style:style>
    <style:style style:name="T24" style:family="text">
      <style:text-properties style:text-underline-style="solid" style:text-underline-width="auto" style:text-underline-color="font-color" officeooo:rsid="00818030"/>
    </style:style>
    <style:style style:name="T25" style:family="text">
      <style:text-properties style:text-underline-style="solid" style:text-underline-width="auto" style:text-underline-color="font-color" officeooo:rsid="023478cc"/>
    </style:style>
    <style:style style:name="T26" style:family="text">
      <style:text-properties officeooo:rsid="02376253"/>
    </style:style>
    <style:style style:name="T27" style:family="text">
      <style:text-properties officeooo:rsid="023933f6"/>
    </style:style>
    <style:style style:name="T28" style:family="text">
      <style:text-properties officeooo:rsid="02372915"/>
    </style:style>
    <style:style style:name="T29" style:family="text">
      <style:text-properties officeooo:rsid="0237b804"/>
    </style:style>
    <style:style style:name="T30" style:family="text">
      <style:text-properties officeooo:rsid="0241bbfe"/>
    </style:style>
    <style:style style:name="T31" style:family="text">
      <style:text-properties officeooo:rsid="0243f0b7"/>
    </style:style>
    <style:style style:name="T32" style:family="text">
      <style:text-properties officeooo:rsid="02460a50"/>
    </style:style>
    <style:style style:name="T33" style:family="text">
      <style:text-properties officeooo:rsid="009955a8"/>
    </style:style>
    <style:style style:name="T34" style:family="text">
      <style:text-properties officeooo:rsid="024dd3ce"/>
    </style:style>
    <style:style style:name="T35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6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7" style:family="text">
      <style:text-properties officeooo:rsid="016911fe"/>
    </style:style>
    <style:style style:name="T38" style:family="text">
      <style:text-properties officeooo:rsid="019b411f"/>
    </style:style>
    <style:style style:name="T39" style:family="text">
      <style:text-properties officeooo:rsid="019d475c"/>
    </style:style>
    <style:style style:name="T40" style:family="text">
      <style:text-properties officeooo:rsid="019f1375"/>
    </style:style>
    <style:style style:name="T41" style:family="text">
      <style:text-properties officeooo:rsid="019f6bf2"/>
    </style:style>
    <style:style style:name="T42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43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44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45" style:family="text">
      <style:text-properties officeooo:rsid="01a54b31"/>
    </style:style>
    <style:style style:name="T46" style:family="text">
      <style:text-properties officeooo:rsid="01a71ab7"/>
    </style:style>
    <style:style style:name="T47" style:family="text">
      <style:text-properties officeooo:rsid="01a775c8"/>
    </style:style>
    <style:style style:name="T48" style:family="text">
      <style:text-properties officeooo:rsid="021a8e0e"/>
    </style:style>
    <style:style style:name="T49" style:family="text">
      <style:text-properties officeooo:rsid="01740416"/>
    </style:style>
    <style:style style:name="T50" style:family="text">
      <style:text-properties officeooo:rsid="021901a4"/>
    </style:style>
    <style:style style:name="T51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52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53" style:family="text">
      <style:text-properties officeooo:rsid="01a3ee2f"/>
    </style:style>
    <style:style style:name="T54" style:family="text">
      <style:text-properties officeooo:rsid="016b3d87"/>
    </style:style>
    <style:style style:name="T55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8" style:family="text">
      <style:text-properties officeooo:rsid="016f107a"/>
    </style:style>
    <style:style style:name="T59" style:family="text">
      <style:text-properties officeooo:rsid="01708151"/>
    </style:style>
    <style:style style:name="T60" style:family="text">
      <style:text-properties officeooo:rsid="01709967"/>
    </style:style>
    <style:style style:name="T61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62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63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64" style:family="text">
      <style:text-properties officeooo:rsid="01616c1a"/>
    </style:style>
    <style:style style:name="T65" style:family="text">
      <style:text-properties officeooo:rsid="013e2120"/>
    </style:style>
    <style:style style:name="T66" style:family="text">
      <style:text-properties officeooo:rsid="01631034"/>
    </style:style>
    <style:style style:name="T67" style:family="text">
      <style:text-properties officeooo:rsid="013ded00"/>
    </style:style>
    <style:style style:name="T68" style:family="text">
      <style:text-properties officeooo:rsid="0163f451"/>
    </style:style>
    <style:style style:name="T69" style:family="text">
      <style:text-properties officeooo:rsid="01654b68"/>
    </style:style>
    <style:style style:name="T70" style:family="text">
      <style:text-properties officeooo:rsid="01442540"/>
    </style:style>
    <style:style style:name="T71" style:family="text">
      <style:text-properties officeooo:rsid="016607eb"/>
    </style:style>
    <style:style style:name="T72" style:family="text">
      <style:text-properties officeooo:rsid="0168cbac"/>
    </style:style>
    <style:style style:name="T73" style:family="text">
      <style:text-properties officeooo:rsid="01773cae"/>
    </style:style>
    <style:style style:name="T74" style:family="text">
      <style:text-properties officeooo:rsid="0179ba53"/>
    </style:style>
    <style:style style:name="T75" style:family="text">
      <style:text-properties officeooo:rsid="01810e99"/>
    </style:style>
    <style:style style:name="T76" style:family="text">
      <style:text-properties officeooo:rsid="01828e1e"/>
    </style:style>
    <style:style style:name="T7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8" style:family="text">
      <style:text-properties style:text-underline-style="none"/>
    </style:style>
    <style:style style:name="T79" style:family="text">
      <style:text-properties style:text-underline-style="solid" style:text-underline-width="auto" style:text-underline-color="font-color" officeooo:rsid="00a896fb"/>
    </style:style>
    <style:style style:name="T80" style:family="text">
      <style:text-properties officeooo:rsid="01bc380d"/>
    </style:style>
    <style:style style:name="T81" style:family="text">
      <style:text-properties officeooo:rsid="01ca0036"/>
    </style:style>
    <style:style style:name="T82" style:family="text">
      <style:text-properties fo:color="#ff0000" loext:opacity="100%" style:text-underline-style="solid" style:text-underline-width="auto" style:text-underline-color="font-color" officeooo:rsid="00a896fb"/>
    </style:style>
    <style:style style:name="T83" style:family="text">
      <style:text-properties officeooo:rsid="00a896fb"/>
    </style:style>
    <style:style style:name="T84" style:family="text">
      <style:text-properties officeooo:rsid="01cb4c7c"/>
    </style:style>
    <style:style style:name="T85" style:family="text">
      <style:text-properties officeooo:rsid="01df2a9a"/>
    </style:style>
    <style:style style:name="T86" style:family="text">
      <style:text-properties fo:color="#ff0000" loext:opacity="100%" style:text-underline-style="solid" style:text-underline-width="auto" style:text-underline-color="font-color" officeooo:rsid="00a93f62"/>
    </style:style>
    <style:style style:name="T87" style:family="text">
      <style:text-properties officeooo:rsid="00a93f62"/>
    </style:style>
    <style:style style:name="T88" style:family="text">
      <style:text-properties officeooo:rsid="01d6c055"/>
    </style:style>
    <style:style style:name="T89" style:family="text">
      <style:text-properties officeooo:rsid="01d90578"/>
    </style:style>
    <style:style style:name="T90" style:family="text">
      <style:text-properties officeooo:rsid="01dbb7fb"/>
    </style:style>
    <style:style style:name="T91" style:family="text">
      <style:text-properties officeooo:rsid="01dd8ab8"/>
    </style:style>
    <style:style style:name="T92" style:family="text">
      <style:text-properties officeooo:rsid="0144f084"/>
    </style:style>
    <style:style style:name="T93" style:family="text">
      <style:text-properties officeooo:rsid="01465b33"/>
    </style:style>
    <style:style style:name="T94" style:family="text">
      <style:text-properties fo:font-size="16pt" officeooo:rsid="00add342" style:font-size-asian="14pt" style:font-size-complex="16pt"/>
    </style:style>
    <style:style style:name="T95" style:family="text">
      <style:text-properties fo:font-size="16pt" officeooo:rsid="00e58f72" style:font-size-asian="14pt" style:font-size-complex="16pt"/>
    </style:style>
    <style:style style:name="T96" style:family="text">
      <style:text-properties fo:font-size="16pt" officeooo:rsid="0148c406" style:font-size-asian="14pt" style:font-size-complex="16pt"/>
    </style:style>
    <style:style style:name="T97" style:family="text">
      <style:text-properties officeooo:rsid="0148ec47"/>
    </style:style>
    <style:style style:name="T98" style:family="text">
      <style:text-properties officeooo:rsid="014a662a"/>
    </style:style>
    <style:style style:name="T99" style:family="text">
      <style:text-properties officeooo:rsid="014a8a26"/>
    </style:style>
    <style:style style:name="T100" style:family="text">
      <style:text-properties officeooo:rsid="014d3fc4"/>
    </style:style>
    <style:style style:name="T101" style:family="text">
      <style:text-properties officeooo:rsid="014f8098"/>
    </style:style>
    <style:style style:name="T102" style:family="text">
      <style:text-properties officeooo:rsid="01506429"/>
    </style:style>
    <style:style style:name="T103" style:family="text">
      <style:text-properties officeooo:rsid="0154b529"/>
    </style:style>
    <style:style style:name="T104" style:family="text">
      <style:text-properties officeooo:rsid="0155f557"/>
    </style:style>
    <style:style style:name="T105" style:family="text">
      <style:text-properties officeooo:rsid="015d0fbc"/>
    </style:style>
    <style:style style:name="T106" style:family="text">
      <style:text-properties officeooo:rsid="00f486f9"/>
    </style:style>
    <style:style style:name="T107" style:family="text">
      <style:text-properties officeooo:rsid="018b1d81"/>
    </style:style>
    <style:style style:name="T108" style:family="text">
      <style:text-properties officeooo:rsid="01903b6d"/>
    </style:style>
    <style:style style:name="T109" style:family="text">
      <style:text-properties officeooo:rsid="01905aaa"/>
    </style:style>
    <style:style style:name="T110" style:family="text">
      <style:text-properties officeooo:rsid="0192cae7"/>
    </style:style>
    <style:style style:name="T111" style:family="text">
      <style:text-properties officeooo:rsid="019600f6"/>
    </style:style>
    <style:style style:name="T112" style:family="text">
      <style:text-properties officeooo:rsid="01983dfe"/>
    </style:style>
    <style:style style:name="T113" style:family="text">
      <style:text-properties officeooo:rsid="01026dd9"/>
    </style:style>
    <style:style style:name="T114" style:family="text">
      <style:text-properties officeooo:rsid="01028bd7"/>
    </style:style>
    <style:style style:name="T115" style:family="text">
      <style:text-properties officeooo:rsid="0102c6f2"/>
    </style:style>
    <style:style style:name="T116" style:family="text">
      <style:text-properties officeooo:rsid="01045409"/>
    </style:style>
    <style:style style:name="T117" style:family="text">
      <style:text-properties officeooo:rsid="010c17f9"/>
    </style:style>
    <style:style style:name="T118" style:family="text">
      <style:text-properties officeooo:rsid="010cb075"/>
    </style:style>
    <style:style style:name="T119" style:family="text">
      <style:text-properties fo:font-size="16pt" style:text-underline-style="none" style:font-size-asian="14pt" style:font-size-complex="16pt"/>
    </style:style>
    <style:style style:name="T120" style:family="text">
      <style:text-properties style:text-underline-style="solid" style:text-underline-width="auto" style:text-underline-color="font-color" officeooo:rsid="023214a2"/>
    </style:style>
    <style:style style:name="T121" style:family="text">
      <style:text-properties style:text-underline-style="solid" style:text-underline-width="auto" style:text-underline-color="font-color" officeooo:rsid="011e29b9"/>
    </style:style>
    <style:style style:name="T122" style:family="text">
      <style:text-properties fo:font-weight="bold" officeooo:rsid="01eb472f" style:font-weight-asian="bold" style:font-weight-complex="bold"/>
    </style:style>
    <style:style style:name="T123" style:family="text">
      <style:text-properties officeooo:rsid="01eb472f"/>
    </style:style>
    <style:style style:name="T124" style:family="text">
      <style:text-properties officeooo:rsid="01eda450"/>
    </style:style>
    <style:style style:name="T125" style:family="text">
      <style:text-properties officeooo:rsid="01edbf19"/>
    </style:style>
    <style:style style:name="T126" style:family="text">
      <style:text-properties fo:font-weight="bold" officeooo:rsid="01f2d93e" style:font-weight-asian="bold" style:font-weight-complex="bold"/>
    </style:style>
    <style:style style:name="T127" style:family="text">
      <style:text-properties officeooo:rsid="01f2d93e"/>
    </style:style>
    <style:style style:name="T128" style:family="text">
      <style:text-properties officeooo:rsid="01f33f51"/>
    </style:style>
    <style:style style:name="T129" style:family="text">
      <style:text-properties officeooo:rsid="01f5e877"/>
    </style:style>
    <style:style style:name="T130" style:family="text">
      <style:text-properties officeooo:rsid="01f6ace2"/>
    </style:style>
    <style:style style:name="T131" style:family="text">
      <style:text-properties style:use-window-font-color="true" loext:opacity="0%" fo:font-weight="bold" officeooo:rsid="01f89dd0" style:font-weight-asian="bold" style:font-weight-complex="bold"/>
    </style:style>
    <style:style style:name="T132" style:family="text">
      <style:text-properties style:use-window-font-color="true" loext:opacity="0%" officeooo:rsid="01f89dd0"/>
    </style:style>
    <style:style style:name="T133" style:family="text">
      <style:text-properties style:use-window-font-color="true" loext:opacity="0%" officeooo:rsid="01fa8cef"/>
    </style:style>
    <style:style style:name="T134" style:family="text">
      <style:text-properties style:use-window-font-color="true" loext:opacity="0%" officeooo:rsid="01fc5430"/>
    </style:style>
    <style:style style:name="T135" style:family="text">
      <style:text-properties fo:font-weight="bold" officeooo:rsid="01fe77ca" style:font-weight-asian="bold" style:font-weight-complex="bold"/>
    </style:style>
    <style:style style:name="T136" style:family="text">
      <style:text-properties officeooo:rsid="01fe77ca"/>
    </style:style>
    <style:style style:name="T137" style:family="text">
      <style:text-properties officeooo:rsid="01ffaeea"/>
    </style:style>
    <style:style style:name="T138" style:family="text">
      <style:text-properties officeooo:rsid="02006345"/>
    </style:style>
    <style:style style:name="T139" style:family="text">
      <style:text-properties fo:font-weight="bold" officeooo:rsid="0202635f" style:font-weight-asian="bold" style:font-weight-complex="bold"/>
    </style:style>
    <style:style style:name="T140" style:family="text">
      <style:text-properties officeooo:rsid="0202635f"/>
    </style:style>
    <style:style style:name="T141" style:family="text">
      <style:text-properties officeooo:rsid="0203e4d9"/>
    </style:style>
    <style:style style:name="T142" style:family="text">
      <style:text-properties officeooo:rsid="0204f942"/>
    </style:style>
    <style:style style:name="T143" style:family="text">
      <style:text-properties officeooo:rsid="0204a648"/>
    </style:style>
    <style:style style:name="T144" style:family="text">
      <style:text-properties fo:font-weight="bold" officeooo:rsid="0207e0c8" style:font-weight-asian="bold" style:font-weight-complex="bold"/>
    </style:style>
    <style:style style:name="T145" style:family="text">
      <style:text-properties officeooo:rsid="0207e0c8"/>
    </style:style>
    <style:style style:name="T146" style:family="text">
      <style:text-properties officeooo:rsid="021beef1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21aa521" style:font-weight-asian="bold" style:font-weight-complex="bold"/>
    </style:style>
    <style:style style:name="T149" style:family="text">
      <style:text-properties officeooo:rsid="021aa521"/>
    </style:style>
    <style:style style:name="T150" style:family="text">
      <style:text-properties officeooo:rsid="021e19da"/>
    </style:style>
    <style:style style:name="T151" style:family="text">
      <style:text-properties officeooo:rsid="021e5e8a"/>
    </style:style>
    <style:style style:name="T152" style:family="text">
      <style:text-properties officeooo:rsid="01e34d5c"/>
    </style:style>
    <style:style style:name="T153" style:family="text">
      <style:text-properties officeooo:rsid="01e77a12"/>
    </style:style>
    <style:style style:name="T154" style:family="text">
      <style:text-properties style:text-underline-style="solid" style:text-underline-width="auto" style:text-underline-color="font-color" officeooo:rsid="012a5d09"/>
    </style:style>
    <style:style style:name="T155" style:family="text">
      <style:text-properties officeooo:rsid="023440b4"/>
    </style:style>
    <style:style style:name="T156" style:family="text">
      <style:text-properties officeooo:rsid="012d4e0d"/>
    </style:style>
    <style:style style:name="T157" style:family="text">
      <style:text-properties officeooo:rsid="0138c29b"/>
    </style:style>
    <style:style style:name="T158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</text:list>
      <text:p text:style-name="P8"/>
      <text:p text:style-name="P9">____________________________________________________________</text:p>
      <text:p text:style-name="P10">2. <text:span text:style-name="T2">Use Cases</text:span></text:p>
      <text:p text:style-name="P11"/>
      <text:p text:style-name="P12"><text:span text:style-name="T3">2.1 </text:span>User <text:span text:style-name="T4">Management</text:span>:</text:p>
      <text:p text:style-name="P13"><text:tab/></text:p>
      <text:list text:style-name="L2">
        <text:list-item>
          <text:p text:style-name="P14"><text:span text:style-name="T5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6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7">View </text:span>staff <text:span text:style-name="T8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9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Admin edits product.</text:p>
        </text:list-item>
        <text:list-item>
          <text:p text:style-name="P24"><text:soft-page-break/>Admin deactivates product.</text:p>
        </text:list-item>
        <text:list-item>
          <text:p text:style-name="P25">Admin activates product.</text:p>
        </text:list-item>
        <text:list-item>
          <text:p text:style-name="P26">User (Admin or Staff) <text:s/>views product details.</text:p>
        </text:list-item>
        <text:list-item>
          <text:p text:style-name="P27">Admin views active products.</text:p>
        </text:list-item>
        <text:list-item>
          <text:p text:style-name="P27">Admin views deactivated products.</text:p>
        </text:list-item>
      </text:list>
      <text:p text:style-name="P28"/>
      <text:p text:style-name="P29">2.3 <text:span text:style-name="T10">Supplier Management</text:span></text:p>
      <text:p text:style-name="P30"/>
      <text:list text:style-name="L4">
        <text:list-item>
          <text:p text:style-name="P31">Admin <text:span text:style-name="T11">creates</text:span> supplier.</text:p>
        </text:list-item>
        <text:list-item>
          <text:p text:style-name="P31">Admin edits supplier.</text:p>
        </text:list-item>
        <text:list-item>
          <text:p text:style-name="P32">Admin deactivates supplier.</text:p>
        </text:list-item>
        <text:list-item>
          <text:p text:style-name="P33">Admin activates supplier.</text:p>
        </text:list-item>
        <text:list-item>
          <text:p text:style-name="P34"><text:span text:style-name="T12">Admin v</text:span>iew<text:span text:style-name="T12">s</text:span> supplier.</text:p>
        </text:list-item>
        <text:list-item>
          <text:p text:style-name="P35"><text:span text:style-name="T12">Admin v</text:span>iew<text:span text:style-name="T13">s </text:span><text:span text:style-name="T14">activated</text:span> suppliers.</text:p>
        </text:list-item>
        <text:list-item>
          <text:p text:style-name="P36"><text:span text:style-name="T15">Admin v</text:span>iew<text:span text:style-name="T15">s</text:span> deactivated suppliers.</text:p>
        </text:list-item>
      </text:list>
      <text:p text:style-name="P37"/>
      <text:p text:style-name="P38">2.4 <text:span text:style-name="T16">Stock Management</text:span></text:p>
      <text:p text:style-name="P39"/>
      <text:list text:style-name="L5">
        <text:list-item>
          <text:p text:style-name="P40"><text:span text:style-name="T17">Senior Staff</text:span> records incoming stock.</text:p>
        </text:list-item>
        <text:list-item>
          <text:p text:style-name="P41"><text:span text:style-name="T18">Senior </text:span>Staff record<text:span text:style-name="T19">s</text:span> outgoing stock.</text:p>
        </text:list-item>
        <text:list-item>
          <text:p text:style-name="P41"><text:span text:style-name="T20">Senior Staff </text:span>records adjustments.</text:p>
        </text:list-item>
        <text:list-item>
          <text:p text:style-name="P42">Senior Staff views stock levels.</text:p>
        </text:list-item>
        <text:list-item>
          <text:p text:style-name="P43">Senior Staff views stock movement/sales history.</text:p>
        </text:list-item>
        <text:list-item>
          <text:p text:style-name="P44">Senior staff add<text:span text:style-name="T21">s</text:span> a new transaction reason.</text:p>
        </text:list-item>
        <text:list-item>
          <text:p text:style-name="P45">Senior staff <text:span text:style-name="T22">deletes</text:span> a transaction reason.</text:p>
        </text:list-item>
        <text:list-item>
          <text:p text:style-name="P46">Senior staff <text:span text:style-name="T23">views</text:span> transaction reason<text:span text:style-name="T23">s</text:span>.</text:p>
        </text:list-item>
        <text:list-item>
          <text:p text:style-name="P47">Senior staff views stock transactions.</text:p>
        </text:list-item>
      </text:list>
      <text:p text:style-name="P48"/>
      <text:p text:style-name="P49">2.5 <text:span text:style-name="T24">Forecasting</text:span></text:p>
      <text:p text:style-name="P50"/>
      <text:list text:style-name="L6">
        <text:list-item>
          <text:p text:style-name="P51">Admin/Staff view forecasts.</text:p>
        </text:list-item>
        <text:list-item>
          <text:p text:style-name="P52">Admin triggers manual forecast refresh (if needed).</text:p>
        </text:list-item>
      </text:list>
      <text:p text:style-name="P53"/>
      <text:p text:style-name="P54">2.6 <text:span text:style-name="T25">Procurement Management</text:span></text:p>
      <text:p text:style-name="P55"/>
      <text:list text:style-name="L7">
        <text:list-item>
          <text:p text:style-name="P56">Admin/<text:span text:style-name="T26">Senior </text:span><text:span text:style-name="T27">s</text:span><text:span text:style-name="T28">taff</text:span> creates purchase order.</text:p>
        </text:list-item>
        <text:list-item>
          <text:p text:style-name="P57">Admin/<text:span text:style-name="T26">S</text:span><text:span text:style-name="T29">enior </text:span><text:span text:style-name="T27">s</text:span><text:span text:style-name="T26">ta</text:span><text:span text:style-name="T29">ff</text:span> adds <text:span text:style-name="T30">product </text:span>line item.</text:p>
        </text:list-item>
        <text:list-item>
          <text:p text:style-name="P57">Admin/<text:span text:style-name="T27">Senior staff</text:span> removes <text:span text:style-name="T31">product </text:span>line item.</text:p>
        </text:list-item>
        <text:list-item>
          <text:p text:style-name="P58"><text:soft-page-break/>Admin/Senior staff view purchase order.</text:p>
        </text:list-item>
        <text:list-item>
          <text:p text:style-name="P59">Admin/Senior staff edits purchase order.</text:p>
        </text:list-item>
        <text:list-item>
          <text:p text:style-name="P60">Admin/<text:span text:style-name="T32">Senior staff</text:span> exports purchase order to PDF.</text:p>
        </text:list-item>
      </text:list>
      <text:p text:style-name="P61"/>
      <text:p text:style-name="P62">2.7 <text:span text:style-name="T10">Reporting</text:span></text:p>
      <text:p text:style-name="P63"/>
      <text:list text:style-name="L8">
        <text:list-item>
          <text:p text:style-name="P64">Admin/Staff view stock valuation report.</text:p>
        </text:list-item>
        <text:list-item>
          <text:p text:style-name="P64">Admin/Staff view fastest-moving items report.</text:p>
        </text:list-item>
        <text:list-item>
          <text:p text:style-name="P65">Admin/Staff view slow-moving items report.</text:p>
        </text:list-item>
        <text:list-item>
          <text:p text:style-name="P66">Admin/Staff view forecast report.</text:p>
        </text:list-item>
        <text:list-item>
          <text:p text:style-name="P66">Admin/Staff view monthly usage report.</text:p>
        </text:list-item>
        <text:list-item>
          <text:p text:style-name="P67">Admin/Staff view <text:span text:style-name="T33">shrinkage/adjustment report.</text:span></text:p>
        </text:list-item>
        <text:list-item>
          <text:p text:style-name="P68">Admin/Staff export reports to CSV/PDF.</text:p>
        </text:list-item>
      </text:list>
      <text:p text:style-name="P69"/>
      <text:p text:style-name="P70">2.8 <text:span text:style-name="T10">Dashboard</text:span></text:p>
      <text:p text:style-name="P71"/>
      <text:list text:style-name="L9">
        <text:list-item>
          <text:p text:style-name="P72">Admin/Staff view low stock.</text:p>
        </text:list-item>
        <text:list-item>
          <text:p text:style-name="P72"><text:span text:style-name="T34">Admin/Staff view </text:span>predicted stockouts.</text:p>
        </text:list-item>
      </text:list>
      <text:p text:style-name="P73"/>
      <text:p text:style-name="P74">____________________________________________________________</text:p>
      <text:p text:style-name="P75">3. Entities</text:p>
      <text:p text:style-name="P76"/>
      <text:p text:style-name="P77"><text:span text:style-name="T35">3.1 </text:span><text:span text:style-name="T36">Admin</text:span></text:p>
      <text:p text:style-name="P78"/>
      <text:list text:style-name="L10">
        <text:list-item>
          <text:p text:style-name="P79">Id → <text:span text:style-name="T37">A unique ID for the </text:span><text:span text:style-name="T38">admin.</text:span></text:p>
        </text:list-item>
        <text:list-item>
          <text:p text:style-name="P80">FirstName → <text:span text:style-name="T37">The first name of the </text:span><text:span text:style-name="T39">admin.</text:span></text:p>
        </text:list-item>
        <text:list-item>
          <text:p text:style-name="P81">LastName → <text:span text:style-name="T37">The last name of the staff.</text:span></text:p>
        </text:list-item>
        <text:list-item>
          <text:p text:style-name="P82">Email → <text:span text:style-name="T40">The admin’s email.</text:span></text:p>
        </text:list-item>
        <text:list-item>
          <text:p text:style-name="P82">Username → <text:span text:style-name="T40">The admin’s personal username or login username.</text:span></text:p>
        </text:list-item>
        <text:list-item>
          <text:p text:style-name="P83">PasswordHash → <text:span text:style-name="T41">The admin’s hashed password.</text:span></text:p>
        </text:list-item>
        <text:list-item>
          <text:p text:style-name="P84"><text:span text:style-name="T42">Role</text:span><text:span text:style-name="T43">Id → </text:span><text:span text:style-name="T44">Indicates the role of the admin (Admin).</text:span></text:p>
        </text:list-item>
        <text:list-item>
          <text:p text:style-name="P85">Status → <text:span text:style-name="T45">Indicates if the admin is still active in the company or is deactivated.</text:span></text:p>
        </text:list-item>
        <text:list-item>
          <text:p text:style-name="P86">DateCreated → <text:span text:style-name="T46">The date on which the admin was added to the system.</text:span></text:p>
        </text:list-item>
        <text:list-item>
          <text:p text:style-name="P86">LastLoginDate → <text:span text:style-name="T47">The date on which the admin last logged in.</text:span></text:p>
        </text:list-item>
        <text:list-item>
          <text:p text:style-name="P87">Permission<text:span text:style-name="T48">s</text:span> → <text:span text:style-name="T49">The privileges that the </text:span><text:span text:style-name="T50">admin</text:span><text:span text:style-name="T49"> is given in the system.</text:span></text:p>
        </text:list-item>
      </text:list>
      <text:p text:style-name="P88"/>
      <text:p text:style-name="P89"><text:soft-page-break/><text:span text:style-name="T51">3.2 </text:span><text:span text:style-name="T52">Staff</text:span></text:p>
      <text:p text:style-name="P90"/>
      <text:list text:style-name="L11">
        <text:list-item>
          <text:p text:style-name="P91"><text:span text:style-name="T53">Id</text:span> → <text:span text:style-name="T37">A unique ID for the staff.</text:span></text:p>
        </text:list-item>
        <text:list-item>
          <text:p text:style-name="P92">FirstName → <text:span text:style-name="T37">The first name of the staff.</text:span></text:p>
        </text:list-item>
        <text:list-item>
          <text:p text:style-name="P92">LastName → <text:span text:style-name="T37">The last name of the staff.</text:span></text:p>
        </text:list-item>
        <text:list-item>
          <text:p text:style-name="P92">Email → <text:span text:style-name="T37">The email of the staff.</text:span></text:p>
        </text:list-item>
        <text:list-item>
          <text:p text:style-name="P92">Username → <text:span text:style-name="T37">The personal username of the staff, for login purposes.</text:span></text:p>
        </text:list-item>
        <text:list-item>
          <text:p text:style-name="P93">PasswordHash → <text:span text:style-name="T54">The password of the staff, hashed.</text:span></text:p>
        </text:list-item>
        <text:list-item>
          <text:p text:style-name="P94"><text:span text:style-name="T42">Role</text:span><text:span text:style-name="T55">Id → </text:span><text:span text:style-name="T56">Specifies the role of the staff in the company. </text:span><text:span text:style-name="T57">(Staff or Senior Staff)</text:span></text:p>
        </text:list-item>
        <text:list-item>
          <text:p text:style-name="P95">Status → <text:span text:style-name="T58">Indicates if the staff is still active in the company or deactivated.</text:span></text:p>
        </text:list-item>
        <text:list-item>
          <text:p text:style-name="P96">DateCreated → <text:span text:style-name="T59">The date on which the staff was added to the system.</text:span></text:p>
        </text:list-item>
        <text:list-item>
          <text:p text:style-name="P96">LastLoginDate → <text:span text:style-name="T60">The date on which the staff last logged in.</text:span></text:p>
        </text:list-item>
        <text:list-item>
          <text:p text:style-name="P97"><text:span text:style-name="T61">Permission</text:span><text:span text:style-name="T62">s → </text:span><text:span text:style-name="T63">The privileges that the staff is given in the system. </text:span></text:p>
        </text:list-item>
      </text:list>
      <text:p text:style-name="P98"/>
      <text:p text:style-name="P99">3.3 <text:span text:style-name="T10">Supplier</text:span></text:p>
      <text:list xml:id="list3809397510" text:style-name="L12">
        <text:list-header>
          <text:p text:style-name="P100"/>
        </text:list-header>
        <text:list-item>
          <text:p text:style-name="P101">Id → <text:span text:style-name="T64">A unique ID for the supplier.</text:span></text:p>
        </text:list-item>
        <text:list-item>
          <text:p text:style-name="P101"><text:span text:style-name="T65">Supplier</text:span>Name → <text:span text:style-name="T66">The name of the supplier.</text:span></text:p>
        </text:list-item>
        <text:list-item>
          <text:p text:style-name="P101">ContactPerson<text:span text:style-name="T67">Name → </text:span><text:span text:style-name="T66">The name of the person they interact with.</text:span></text:p>
        </text:list-item>
        <text:list-item>
          <text:p text:style-name="P102">ContactPersonEmail → <text:span text:style-name="T68">The email of the person they interact with.</text:span></text:p>
        </text:list-item>
        <text:list-item>
          <text:p text:style-name="P102">ContactPersonPhone → <text:span text:style-name="T68">The phone number of the person they interact with.</text:span></text:p>
        </text:list-item>
        <text:list-item>
          <text:p text:style-name="P103">ContactPersonRole → <text:span text:style-name="T68">The role of the person they interact with.</text:span></text:p>
        </text:list-item>
        <text:list-item>
          <text:p text:style-name="P104">Address → <text:span text:style-name="T69">The physical address of the supplier.</text:span></text:p>
        </text:list-item>
        <text:list-item>
          <text:p text:style-name="P105">Phon<text:span text:style-name="T70">e → </text:span><text:span text:style-name="T69">The phone number of the supplier.</text:span></text:p>
        </text:list-item>
        <text:list-item>
          <text:p text:style-name="P105">Email → <text:span text:style-name="T69">The email of the supplier.</text:span></text:p>
        </text:list-item>
        <text:list-item>
          <text:p text:style-name="P105">Website → <text:span text:style-name="T69">The URL of the supplier’s website.</text:span></text:p>
        </text:list-item>
        <text:list-item>
          <text:p text:style-name="P106">IsActive → <text:span text:style-name="T71">Indicates whether the supplier is still active or deactivated.</text:span></text:p>
        </text:list-item>
        <text:list-item>
          <text:p text:style-name="P106">DateCreated → <text:span text:style-name="T72">The date on which the supplier was added to the system.</text:span></text:p>
        </text:list-item>
      </text:list>
      <text:p text:style-name="P107"/>
      <text:p text:style-name="P108">3.4 <text:span text:style-name="T10">StockTransaction</text:span></text:p>
      <text:p text:style-name="P109"/>
      <text:list text:style-name="L13">
        <text:list-item>
          <text:p text:style-name="P110">TransactionId → <text:span text:style-name="T73">A unique ID for each stock transaction.</text:span></text:p>
        </text:list-item>
        <text:list-item>
          <text:p text:style-name="P111">ProductId →<text:span text:style-name="T74">Identifies which product the stock change applies to.</text:span></text:p>
        </text:list-item>
        <text:list-item>
          <text:p text:style-name="P112">UserId → Identifies the admin or staff who performed the action.</text:p>
        </text:list-item>
        <text:list-item>
          <text:p text:style-name="P113"><text:soft-page-break/>Date → The exact timestamp the transaction occurred.</text:p>
        </text:list-item>
        <text:list-item>
          <text:p text:style-name="P114">QuantityChange → The amount by which stock changed.</text:p>
        </text:list-item>
        <text:list-item>
          <text:p text:style-name="P115">Reason<text:span text:style-name="T75">TypeId</text:span> → <text:span text:style-name="T76">Provides clarity on the nature of the transaction.</text:span></text:p>
        </text:list-item>
        <text:list-item>
          <text:p text:style-name="P116">PreviousStock → The stock quantity before this transaction was applied.</text:p>
        </text:list-item>
        <text:list-item>
          <text:p text:style-name="P117">NewStock → The stock quantity after the transaction was applied.</text:p>
        </text:list-item>
      </text:list>
      <text:p text:style-name="P107"/>
      <text:p text:style-name="P118">3.5 <text:span text:style-name="T10">PurchaseOrder</text:span><text:span text:style-name="T77"/></text:p>
      <text:p text:style-name="P119"><text:span text:style-name="T78"/></text:p>
      <text:list text:style-name="L14">
        <text:list-item>
          <text:p text:style-name="P120">PurchaseOrderId → Unique ID for each purchase order.</text:p>
        </text:list-item>
        <text:list-item>
          <text:p text:style-name="P121">SupplierId → Identifies the supplier to which the PO is sent.</text:p>
        </text:list-item>
        <text:list-item>
          <text:p text:style-name="P122">OrderDate → Date the PO was created.</text:p>
        </text:list-item>
        <text:list-item>
          <text:p text:style-name="P123">ExpectedDeliveryDate → Estimated date the supplier will deliver the goods.</text:p>
        </text:list-item>
        <text:list-item>
          <text:p text:style-name="P124">Status → Tracks where the PO is in the process (Pending/Approved/Sent/Partially Received/Completed/Canceled).</text:p>
        </text:list-item>
        <text:list-item>
          <text:p text:style-name="P125">Notes → Internal comments or instructions.</text:p>
        </text:list-item>
        <text:list-item>
          <text:p text:style-name="P126">AutoGenerated → It helps analytics and traceability (true, if PO was generated by the forecast engine or false, if created manually by the admin).</text:p>
        </text:list-item>
      </text:list>
      <text:p text:style-name="P127"/>
      <text:p text:style-name="P128">3.6 <text:span text:style-name="T79">PurchaseOrderItem</text:span></text:p>
      <text:p text:style-name="P129"/>
      <text:list text:style-name="L15">
        <text:list-item>
          <text:p text:style-name="P130">PurchaseOrderItemId <text:s/>→ <text:span text:style-name="T80">Unique ID for the PO line item.</text:span></text:p>
        </text:list-item>
        <text:list-item>
          <text:p text:style-name="P131">ProductId → Identifies which purchase order this item belongs to.</text:p>
        </text:list-item>
        <text:list-item>
          <text:p text:style-name="P132">QuantityOrdered → Quantity requested from the supplier.</text:p>
        </text:list-item>
        <text:list-item>
          <text:p text:style-name="P133">UnitCost → Cost of a single unit at the time the PO was created.</text:p>
        </text:list-item>
        <text:list-item>
          <text:p text:style-name="P134">TotalCost → StoredValue = QuantityOrdered * UnitCost.</text:p>
        </text:list-item>
        <text:list-item>
          <text:p text:style-name="P135">QuantityReceived → Tracks how much of this item has actually been delivered by the supplier.</text:p>
        </text:list-item>
        <text:list-item>
          <text:p text:style-name="P136">ReceivedDate → <text:span text:style-name="T81">The date on which the item was fully received.</text:span></text:p>
        </text:list-item>
        <text:list-item>
          <text:p text:style-name="P137">PurchaseOrderId → Links the item to the purchase order.</text:p>
        </text:list-item>
      </text:list>
      <text:p text:style-name="P138"/>
      <text:p text:style-name="P139">3.7 <text:span text:style-name="T82">Forecast</text:span><text:span text:style-name="T83"> </text:span><text:span text:style-name="T84">(</text:span><text:span text:style-name="T85">generated on demand</text:span><text:span text:style-name="T84">)</text:span></text:p>
      <text:p text:style-name="P140"/>
      <text:list text:style-name="L16">
        <text:list-item>
          <text:p text:style-name="P141">ForecastId → Identifies the forecast.</text:p>
        </text:list-item>
        <text:list-item>
          <text:p text:style-name="P142">ProductId → The product the forecast is for.</text:p>
        </text:list-item>
        <text:list-item>
          <text:p text:style-name="P143">ForecastDate → Date for which the prediction applies.</text:p>
        </text:list-item>
        <text:list-item>
          <text:p text:style-name="P144"><text:soft-page-break/>ForecastedQuantity → How many units are expected to be needed/sold/used on that date.</text:p>
        </text:list-item>
        <text:list-item>
          <text:p text:style-name="P145">GeneratedOn → Timestamp when the forecast was calculated.</text:p>
        </text:list-item>
        <text:list-item>
          <text:p text:style-name="P146">MethodUsed → Indicates the forecasting algorithm used.</text:p>
        </text:list-item>
      </text:list>
      <text:p text:style-name="P147"/>
      <text:p text:style-name="P148">3.8 <text:span text:style-name="T86">Report</text:span><text:span text:style-name="T87"> </text:span><text:span text:style-name="T84">(</text:span><text:span text:style-name="T85">generated on demand</text:span><text:span text:style-name="T84">)</text:span></text:p>
      <text:p text:style-name="P149"/>
      <text:list text:style-name="L17">
        <text:list-item>
          <text:p text:style-name="P150">ReportId → An identifier for the report.</text:p>
        </text:list-item>
        <text:list-item>
          <text:p text:style-name="P151">ReportType → <text:span text:style-name="T88">StockValuation/Shrinkage/Forecast/FastMoving/MonthlyUsage.</text:span></text:p>
        </text:list-item>
        <text:list-item>
          <text:p text:style-name="P152">Generate<text:span text:style-name="T89">d</text:span>On → Timestamp when the report was generated.</text:p>
        </text:list-item>
        <text:list-item>
          <text:p text:style-name="P153">GeneratedByUserId → The ID of the user who generated the report.</text:p>
        </text:list-item>
        <text:list-item>
          <text:p text:style-name="P154">PeriodStart → The <text:span text:style-name="T90">start of the </text:span>period for which the report was generated.</text:p>
        </text:list-item>
        <text:list-item>
          <text:p text:style-name="P155">PeriodEnd → The end of the period for which the report was generated.</text:p>
        </text:list-item>
        <text:list-item>
          <text:p text:style-name="P156">Data (JSON) → <text:span text:style-name="T91">The report result stored as JSON.</text:span></text:p>
        </text:list-item>
      </text:list>
      <text:p text:style-name="P157"/>
      <text:p text:style-name="P158">3.9 <text:span text:style-name="T10">Product</text:span></text:p>
      <text:p text:style-name="P158"/>
      <text:list text:style-name="L18">
        <text:list-item>
          <text:p text:style-name="P159">SKU → <text:span text:style-name="T92">A unique ID for the product.</text:span></text:p>
        </text:list-item>
        <text:list-item>
          <text:p text:style-name="P159">Name → <text:span text:style-name="T92">The name of the product.</text:span></text:p>
        </text:list-item>
        <text:list-item>
          <text:p text:style-name="P159">Description → <text:span text:style-name="T92">A </text:span><text:span text:style-name="T93">text describing the product.</text:span></text:p>
        </text:list-item>
        <text:list-item>
          <text:p text:style-name="P160"><text:span text:style-name="T94">Supplier</text:span><text:span text:style-name="T95">Id → </text:span><text:span text:style-name="T96">Links the product to its default supplier.</text:span></text:p>
        </text:list-item>
        <text:list-item>
          <text:p text:style-name="P159">Unit Price → <text:span text:style-name="T97">The selling price of the product.</text:span></text:p>
        </text:list-item>
        <text:list-item>
          <text:p text:style-name="P159">Cost Price → <text:span text:style-name="T98">The price the business pays the supplier for one unit.</text:span></text:p>
        </text:list-item>
        <text:list-item>
          <text:p text:style-name="P159">Minimum Stock Level → <text:span text:style-name="T99">The threshold below which the product becomes “low stock”.</text:span></text:p>
        </text:list-item>
        <text:list-item>
          <text:p text:style-name="P159">Current Stock → <text:span text:style-name="T100">The real time quantity available.</text:span></text:p>
        </text:list-item>
        <text:list-item>
          <text:p text:style-name="P159">Reorder Quantity → <text:span text:style-name="T101">The default quantity to order when stock is low.</text:span></text:p>
        </text:list-item>
        <text:list-item>
          <text:p text:style-name="P161">Category → <text:span text:style-name="T102">Allows grouping of products.</text:span></text:p>
        </text:list-item>
        <text:list-item>
          <text:p text:style-name="P162">UnitMeasurement → <text:span text:style-name="T103">The si</text:span><text:span text:style-name="T104">ze</text:span><text:span text:style-name="T103"> of the product.</text:span></text:p>
        </text:list-item>
        <text:list-item>
          <text:p text:style-name="P163">IsActive → Indicates if the product is available, to avoid deleting stock history.</text:p>
        </text:list-item>
        <text:list-item>
          <text:p text:style-name="P164">DateCreated → For audits and tracking when the product was added.</text:p>
        </text:list-item>
        <text:list-item>
          <text:p text:style-name="P165">LastUpdated → Tracks when product details were last changed.</text:p>
        </text:list-item>
        <text:list-item>
          <text:p text:style-name="P166">Barcode → <text:span text:style-name="T105">A numeric or alphanumeric code printed under the barcode symbol.</text:span></text:p>
        </text:list-item>
      </text:list>
      <text:p text:style-name="P167"><text:soft-page-break/></text:p>
      <text:p text:style-name="P168"><text:span text:style-name="T106">3</text:span>.<text:span text:style-name="T106">1</text:span>0 <text:span text:style-name="T10">Permission</text:span></text:p>
      <text:list text:continue-list="list3809397510" text:style-name="L12">
        <text:list-header>
          <text:p text:style-name="P169"/>
        </text:list-header>
        <text:list-item>
          <text:p text:style-name="P170">Id → <text:span text:style-name="T107">A unique ID for the permission.</text:span></text:p>
        </text:list-item>
        <text:list-item>
          <text:p text:style-name="P170">Name → <text:span text:style-name="T107">The name of the permission.</text:span></text:p>
        </text:list-item>
        <text:list-item>
          <text:p text:style-name="P170">Description → <text:span text:style-name="T108">A text describing the permission.</text:span></text:p>
        </text:list-item>
      </text:list>
      <text:p text:style-name="P171"/>
      <text:p text:style-name="P172"><text:span text:style-name="T106">3</text:span>.1<text:span text:style-name="T106">1</text:span> <text:span text:style-name="T10">Role</text:span></text:p>
      <text:p text:style-name="P173"/>
      <text:list text:style-name="L19">
        <text:list-item>
          <text:p text:style-name="P174">Id → <text:span text:style-name="T109">An identifier for the </text:span><text:span text:style-name="T110">role</text:span><text:span text:style-name="T109">. </text:span></text:p>
        </text:list-item>
        <text:list-item>
          <text:p text:style-name="P174">Name → <text:span text:style-name="T110">The name of the role.</text:span></text:p>
        </text:list-item>
      </text:list>
      <text:p text:style-name="P175"/>
      <text:p text:style-name="P176"><text:span text:style-name="T106">3</text:span>.<text:span text:style-name="T106">1</text:span>2 <text:span text:style-name="T10">RolePermission</text:span></text:p>
      <text:p text:style-name="P175"/>
      <text:list text:style-name="L20">
        <text:list-item>
          <text:p text:style-name="P177">RoleId → <text:span text:style-name="T111">Links the entity to a role.</text:span></text:p>
        </text:list-item>
        <text:list-item>
          <text:p text:style-name="P177">PermissionId → <text:span text:style-name="T112">Links the entity to a permission.</text:span></text:p>
        </text:list-item>
      </text:list>
      <text:p text:style-name="P178"/>
      <text:p text:style-name="P179">3.13 <text:span text:style-name="T10">ReasonType</text:span><text:span text:style-name="T77"/></text:p>
      <text:p text:style-name="P180"><text:span text:style-name="T78"/></text:p>
      <text:list text:style-name="L21">
        <text:list-item>
          <text:p text:style-name="P181">Id → A unique ID for the reason type.</text:p>
        </text:list-item>
        <text:list-item>
          <text:p text:style-name="P181">Reason → (Received/Issued/Adjusted/Damaged/Returned)</text:p>
        </text:list-item>
      </text:list>
      <text:p text:style-name="P182"/>
      <text:p text:style-name="P183">____________________________________________________________</text:p>
      <text:p text:style-name="P184">4. Permission Types</text:p>
      <text:p text:style-name="P183"/>
      <text:p text:style-name="P185">4.1 <text:span text:style-name="T10">User Management</text:span></text:p>
      <text:p text:style-name="P185"><text:span text:style-name="T78"/></text:p>
      <text:list text:style-name="L22">
        <text:list-item>
          <text:p text:style-name="P186">C<text:span text:style-name="T113">reate</text:span>U<text:span text:style-name="T113">ser</text:span></text:p>
        </text:list-item>
        <text:list-item>
          <text:p text:style-name="P186">E<text:span text:style-name="T113">dit</text:span>U<text:span text:style-name="T113">ser</text:span></text:p>
        </text:list-item>
        <text:list-item>
          <text:p text:style-name="P186">D<text:span text:style-name="T113">eactivate</text:span>U<text:span text:style-name="T113">ser</text:span></text:p>
        </text:list-item>
        <text:list-item>
          <text:p text:style-name="P186">V<text:span text:style-name="T114">iew</text:span>U<text:span text:style-name="T114">sers</text:span></text:p>
        </text:list-item>
      </text:list>
      <text:p text:style-name="P187"/>
      <text:p text:style-name="P188">4.2 <text:span text:style-name="T10">Product Management</text:span></text:p>
      <text:p text:style-name="P188"><text:span text:style-name="T78"/></text:p>
      <text:list text:style-name="L23">
        <text:list-item>
          <text:p text:style-name="P189">A<text:span text:style-name="T115">dd</text:span>P<text:span text:style-name="T115">roduct</text:span></text:p>
        </text:list-item>
        <text:list-item>
          <text:p text:style-name="P189">E<text:span text:style-name="T115">dit</text:span>P<text:span text:style-name="T115">roduct</text:span></text:p>
        </text:list-item>
        <text:list-item>
          <text:p text:style-name="P189">D<text:span text:style-name="T116">eactivate</text:span>P<text:span text:style-name="T116">roduct</text:span></text:p>
        </text:list-item>
        <text:list-item>
          <text:p text:style-name="P189">V<text:span text:style-name="T116">iew</text:span>P<text:span text:style-name="T116">roduct</text:span>D<text:span text:style-name="T116">etails</text:span></text:p>
        </text:list-item>
        <text:list-item>
          <text:p text:style-name="P190"><text:soft-page-break/>ViewProductHistory</text:p>
        </text:list-item>
      </text:list>
      <text:p text:style-name="P191"/>
      <text:p text:style-name="P192">4.3 <text:span text:style-name="T10">Supplier Management</text:span></text:p>
      <text:p text:style-name="P192"><text:span text:style-name="T78"/></text:p>
      <text:list text:style-name="L24">
        <text:list-item>
          <text:p text:style-name="P193">AddSupplier</text:p>
        </text:list-item>
        <text:list-item>
          <text:p text:style-name="P193">EditSupplier</text:p>
        </text:list-item>
        <text:list-item>
          <text:p text:style-name="P193">DeactivateSupplier</text:p>
        </text:list-item>
        <text:list-item>
          <text:p text:style-name="P193">ViewSupplierDetails</text:p>
        </text:list-item>
      </text:list>
      <text:p text:style-name="P194"/>
      <text:p text:style-name="P195">4.4 <text:span text:style-name="T10">Stock Management</text:span></text:p>
      <text:p text:style-name="P195"><text:span text:style-name="T78"/></text:p>
      <text:list text:style-name="L25">
        <text:list-item>
          <text:p text:style-name="P196">Record<text:span text:style-name="T117">Incoming</text:span>Stock</text:p>
        </text:list-item>
        <text:list-item>
          <text:p text:style-name="P197">Record<text:span text:style-name="T118">Outgoing</text:span>Stock</text:p>
        </text:list-item>
        <text:list-item>
          <text:p text:style-name="P198">RecordAdjustment</text:p>
        </text:list-item>
        <text:list-item>
          <text:p text:style-name="P199">ViewStockLevels</text:p>
        </text:list-item>
      </text:list>
      <text:p text:style-name="P200"/>
      <text:p text:style-name="P201">4.5 <text:span text:style-name="T10">Forecasting</text:span></text:p>
      <text:p text:style-name="P201"><text:span text:style-name="T119"/></text:p>
      <text:list text:style-name="L26">
        <text:list-item>
          <text:p text:style-name="P202">ViewForecast</text:p>
        </text:list-item>
        <text:list-item>
          <text:p text:style-name="P202">ViewForecastAlerts</text:p>
        </text:list-item>
        <text:list-item>
          <text:p text:style-name="P203">RefreshForecasts</text:p>
        </text:list-item>
      </text:list>
      <text:p text:style-name="P204"/>
      <text:p text:style-name="P205">4.6 <text:span text:style-name="T120">Procurement Management</text:span></text:p>
      <text:p text:style-name="P206"/>
      <text:list text:style-name="L27">
        <text:list-item>
          <text:p text:style-name="P207">CreatePurchaseOrder</text:p>
        </text:list-item>
        <text:list-item>
          <text:p text:style-name="P207">EditPurchaseOrder</text:p>
        </text:list-item>
        <text:list-item>
          <text:p text:style-name="P207">ViewPurchaseOrder</text:p>
        </text:list-item>
        <text:list-item>
          <text:p text:style-name="P207">ExportPurchaseOrderToPdf</text:p>
        </text:list-item>
        <text:list-item>
          <text:p text:style-name="P207">UpdatePurchaseOrderStatus</text:p>
        </text:list-item>
      </text:list>
      <text:p text:style-name="P205"/>
      <text:p text:style-name="P208">4.7 <text:span text:style-name="T121">Reports</text:span></text:p>
      <text:p text:style-name="P209"/>
      <text:list text:style-name="L28">
        <text:list-item>
          <text:p text:style-name="P210">ViewReports</text:p>
        </text:list-item>
        <text:list-item>
          <text:p text:style-name="P210">ExportReports</text:p>
        </text:list-item>
      </text:list>
      <text:p text:style-name="P211"/>
      <text:p text:style-name="P212">4.8 <text:span text:style-name="T10">Notifications</text:span></text:p>
      <text:p text:style-name="P212"><text:span text:style-name="T78"/></text:p>
      <text:list text:style-name="L29">
        <text:list-item>
          <text:p text:style-name="P213">ViewLowStockAlerts</text:p>
        </text:list-item>
        <text:list-item>
          <text:p text:style-name="P213">ViewStockoutPredictionAlerts</text:p>
        </text:list-item>
        <text:list-item>
          <text:p text:style-name="P213"><text:soft-page-break/>ViewSlowMovingAlerts</text:p>
        </text:list-item>
      </text:list>
      <text:p text:style-name="P214"/>
      <text:p text:style-name="P215">____________________________________________________________</text:p>
      <text:p text:style-name="P216">5. Entity Relationships</text:p>
      <text:p text:style-name="P217"/>
      <text:p text:style-name="P218">5.1 <text:span text:style-name="T122">User</text:span><text:span text:style-name="T123"> </text:span><text:span text:style-name="T124">may perform one or more</text:span><text:span text:style-name="T123"> </text:span><text:span text:style-name="T122">StockTransaction</text:span><text:span text:style-name="T123">s, but a StockTransaction is performed by one User. </text:span><text:span text:style-name="T125">[1:M]</text:span></text:p>
      <text:p text:style-name="P218"/>
      <text:p text:style-name="P219">5.2 <text:span text:style-name="T126">User</text:span><text:span text:style-name="T127"> may create one or more </text:span><text:span text:style-name="T126">PurchaseOrder</text:span><text:span text:style-name="T127">(s), </text:span><text:span text:style-name="T128">but a PurchaseOrder is created by one User. </text:span><text:span text:style-name="T129">[1:M</text:span><text:span text:style-name="T130">]</text:span></text:p>
      <text:p text:style-name="P219"/>
      <text:p text:style-name="P220">5.3 <text:span text:style-name="T131">Supplier</text:span><text:span text:style-name="T132"> may supply one or more </text:span><text:span text:style-name="T131">Product</text:span><text:span text:style-name="T132">(s), </text:span><text:span text:style-name="T133">but a Product is supplied by only one Supplier. </text:span><text:span text:style-name="T134">[1:M]</text:span></text:p>
      <text:p text:style-name="P220"/>
      <text:p text:style-name="P221">5.4 <text:span text:style-name="T135">Supplier</text:span><text:span text:style-name="T136"> may receive one or more </text:span><text:span text:style-name="T135">PurchaseOrder</text:span><text:span text:style-name="T136">(s), </text:span><text:span text:style-name="T137">but a PurchaseOrder may be sent to only one Supplier. </text:span><text:span text:style-name="T138">[1:M]</text:span></text:p>
      <text:p text:style-name="P221"/>
      <text:p text:style-name="P222">5.5 <text:span text:style-name="T139">Product</text:span><text:span text:style-name="T140"> may appear in one or more </text:span><text:span text:style-name="T139">StockTransaction</text:span><text:span text:style-name="T140">(s), </text:span><text:span text:style-name="T141">but a StockTransaction belong</text:span><text:span text:style-name="T142">s</text:span><text:span text:style-name="T141"> to one Product. </text:span><text:span text:style-name="T143">[1:M]</text:span></text:p>
      <text:p text:style-name="P222"/>
      <text:p text:style-name="P223">5.6 <text:span text:style-name="T144">Product</text:span><text:span text:style-name="T145"> may appear in one or more </text:span><text:span text:style-name="T144">PurchaseOrderItem</text:span><text:span text:style-name="T145">(s), but a PurchaseOrderItem belongs to one Product. </text:span><text:span text:style-name="T146">[1:M]</text:span></text:p>
      <text:p text:style-name="P223"/>
      <text:p text:style-name="P224">5.7 <text:span text:style-name="T147">PurchaseOrder</text:span> may contain one or more <text:span text:style-name="T147">PurchaseOrderItem</text:span>(s), but a PurchaseOrderItem belongs to one PurchaseOrder. [1:M]</text:p>
      <text:p text:style-name="P224"/>
      <text:p text:style-name="P225">5.8 <text:span text:style-name="T148">User</text:span><text:span text:style-name="T149"> may have one or more </text:span><text:span text:style-name="T148">Permission</text:span><text:span text:style-name="T149">(s), </text:span><text:span text:style-name="T150">and a Permission may be granted to one or more User(s). </text:span><text:span text:style-name="T151">[M:N]</text:span></text:p>
      <text:p text:style-name="P226"/>
      <text:p text:style-name="P214">____________________________________________________________</text:p>
      <text:p text:style-name="P227"><text:span text:style-name="T152">6</text:span>. Permission Assignments</text:p>
      <text:p text:style-name="P228"/>
      <text:p text:style-name="P229"><text:span text:style-name="T153">6</text:span>.1 <text:span text:style-name="T10">Admin</text:span></text:p>
      <text:p text:style-name="P229"><text:span text:style-name="T78"/></text:p>
      <text:list text:style-name="L30">
        <text:list-item>
          <text:p text:style-name="P230">All permissions</text:p>
        </text:list-item>
      </text:list>
      <text:p text:style-name="P231"/>
      <text:p text:style-name="P231"><text:span text:style-name="T153">6</text:span>.2 <text:span text:style-name="T154">Senior Staff</text:span></text:p>
      <text:p text:style-name="P232"/>
      <text:list text:style-name="L31">
        <text:list-item>
          <text:p text:style-name="P233">Stock Permissions</text:p>
        </text:list-item>
        <text:list-item>
          <text:p text:style-name="P234"><text:soft-page-break/>Forecast Permissions</text:p>
        </text:list-item>
        <text:list-item>
          <text:p text:style-name="P235"><text:span text:style-name="T155">Procurement</text:span> Permission<text:span text:style-name="T156">s</text:span></text:p>
        </text:list-item>
        <text:list-item>
          <text:p text:style-name="P236">Notification Permissions</text:p>
        </text:list-item>
        <text:list-item>
          <text:p text:style-name="P237">Reports Permissions</text:p>
        </text:list-item>
        <text:list-item>
          <text:p text:style-name="P238">ViewProductDetails</text:p>
        </text:list-item>
      </text:list>
      <text:p text:style-name="P239"/>
      <text:p text:style-name="P240"><text:span text:style-name="T153">6</text:span>.3 <text:span text:style-name="T10">Standard Staff</text:span></text:p>
      <text:p text:style-name="P240"><text:span text:style-name="T78"/></text:p>
      <text:list text:style-name="L32">
        <text:list-item>
          <text:p text:style-name="P241">RecordOutgoingStock <text:span text:style-name="T157">Permission</text:span></text:p>
        </text:list-item>
        <text:list-item>
          <text:p text:style-name="P242">ViewStockLevels Permission</text:p>
        </text:list-item>
        <text:list-item>
          <text:p text:style-name="P243">ViewForecast Permission</text:p>
        </text:list-item>
        <text:list-item>
          <text:p text:style-name="P244">ViewProductDetails <text:span text:style-name="T158">Permission</text:span></text:p>
        </text:list-item>
      </text:list>
      <text:p text:style-name="P245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4T07:31:36.291240993</dc:date>
    <meta:editing-duration>P1DT21H13M55S</meta:editing-duration>
    <meta:editing-cycles>564</meta:editing-cycles>
    <meta:print-date>2025-12-01T09:11:42.338576266</meta:print-date>
    <meta:document-statistic meta:table-count="0" meta:image-count="0" meta:object-count="0" meta:page-count="10" meta:paragraph-count="250" meta:word-count="1612" meta:character-count="9894" meta:non-whitespace-character-count="8717"/>
  </office:meta>
</office:document-meta>
</file>